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Roman" fo:font-size="14pt" officeooo:rsid="0007e4c9" officeooo:paragraph-rsid="0007e4c9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Nimbus Roman" fo:font-size="14pt" fo:font-weight="bold" officeooo:rsid="0007e4c9" officeooo:paragraph-rsid="0007e4c9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Nimbus Roman" fo:font-size="12pt" officeooo:rsid="0007e4c9" officeooo:paragraph-rsid="0007e4c9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Nimbus Roman" fo:font-size="12pt" fo:font-weight="normal" officeooo:rsid="0007ffd5" officeooo:paragraph-rsid="0007ffd5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aily del 18/11 a las 17:30 (Emi y Cris)</text:span></text:p>
      <text:p text:style-name="P3"><text:span text:style-name="T1"/></text:p>
      <text:p text:style-name="P4">Agregamos HU al Sprint actual, asignamos los puntos necesarios y cada quién tomó las que le parecía y que se correlacionaban con las que ya venía trabajando.</text:p>
      <text:p text:style-name="P4"/>
      <text:p text:style-name="P4">Cristian resolvió el problema que tenía para asignarle turnos a las campañas.</text:p>
      <text:p text:style-name="P4">Emilio añadió la opción de restablecer contraseña usando el email.</text:p>
      <text:p text:style-name="P1"/>
      <text:p text:style-name="P2">Daily del 18/11 a las 20:00 (Emi, Cris, y Sofi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8T19:03:56.977236197</meta:creation-date>
    <dc:date>2021-11-18T19:09:03.395877897</dc:date>
    <meta:editing-duration>PT5M7S</meta:editing-duration>
    <meta:editing-cycles>2</meta:editing-cycles>
    <meta:generator>LibreOffice/7.2.2.2$Linux_X86_64 LibreOffice_project/20$Build-2</meta:generator>
    <meta:document-statistic meta:table-count="0" meta:image-count="0" meta:object-count="0" meta:page-count="1" meta:paragraph-count="5" meta:word-count="68" meta:character-count="387" meta:non-whitespace-character-count="324"/>
  </office:meta>
</office:document-meta>
</file>